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2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name="Object 1" draw:style-name="gr1" draw:layer="layout" svg:width="25.203cm" svg:height="11.058cm" svg:x="1.391cm" svg:y="4.919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2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name="Object 1" draw:style-name="gr1" draw:layer="layout" svg:width="25.203cm" svg:height="11.058cm" svg:x="1.391cm" svg:y="4.91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2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name="Object 1" draw:style-name="gr1" draw:layer="layout" svg:width="25.203cm" svg:height="11.058cm" svg:x="1.391cm" svg:y="4.91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2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name="Object 1" draw:style-name="gr1" draw:layer="layout" svg:width="25.203cm" svg:height="11.058cm" svg:x="1.391cm" svg:y="4.919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2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name="Object 1" draw:style-name="gr1" draw:layer="layout" svg:width="25.203cm" svg:height="11.058cm" svg:x="1.391cm" svg:y="4.919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berto Zatton</meta:initial-creator>
    <meta:creation-date>2009-10-19T18:56:24</meta:creation-date>
    <meta:editing-duration>PT00H34M47S</meta:editing-duration>
    <meta:editing-cycles>3</meta:editing-cycles>
    <dc:date>2009-10-19T19:46:45.94</dc:date>
    <dc:creator>Alberto Zatton</dc:creator>
    <meta:generator>OpenOffice.org/3.1$Win32 OpenOffice.org_project/310m11$Build-9399</meta:generator>
    <meta:document-statistic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8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="hatch" draw:fill-color="#ffffff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8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="hatch" draw:fill-color="#ffffff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8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="hatch" draw:fill-color="#ffffff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8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="hatch" draw:fill-color="#ffffff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4pt" style:font-size-asian="8pt" style:font-size-complex="8pt"/>
    </style:style>
    <style:style style:name="ch5" style:family="chart" style:data-style-name="N0">
      <style:chart-properties chart:display-label="true" chart:logarithmic="false" chart:maximum="4" chart:origin="0" chart:interval-major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8" style:family="chart">
      <style:graphic-properties draw:stroke="dash" draw:stroke-dash="Dashed_20__28_var_29_" draw:fill="solid" draw:fill-color="#dc2300" draw:fill-hatch-name="Black_20_45_20_Degrees" draw:fill-hatch-solid="true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="hatch" draw:fill-color="#ffffff"/>
    </style:style>
    <style:style style:name="ch10" style:family="chart">
      <style:chart-properties chart:solid-type="cuboid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5.204cm" svg:height="11.059cm" chart:class="chart:bar" chart:style-name="ch1">
        <chart:legend chart:legend-position="start" svg:x="2.199cm" svg:y="8.819cm" chart:style-name="ch2"/>
        <chart:plot-area chart:style-name="ch3" chart:data-source-has-labels="both" svg:x="0.5cm" svg:y="0.218cm" svg:width="23.885cm" svg:height="8.099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 chart:style-name="ch10"/>
          </chart:series>
          <chart:series chart:style-name="ch11" chart:values-cell-range-address="local-table.$D$2:.$D$3" chart:label-cell-address="local-table.$D$1" chart:class="chart:bar"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esecuzione</text:p>
              </table:table-cell>
              <table:table-cell office:value-type="string">
                <text:p>Esecuzione risorsa protetta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river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iver 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stroke-dash draw:name="Dashed_20__28_var_29_" draw:display-name="Dashed (var)" draw:style="rect" draw:dots1="1" draw:dots1-length="197%" draw:distance="127%"/>
  </office:styles>
</office:document-styles>
</file>